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80a77" officeooo:paragraph-rsid="00080a77"/>
    </style:style>
    <style:style style:name="P2" style:family="paragraph" style:parent-style-name="Text_20_body" style:list-style-name="L2">
      <style:text-properties style:text-underline-style="solid" style:text-underline-width="auto" style:text-underline-color="font-color" fo:font-weight="bold" officeooo:rsid="00080a77" officeooo:paragraph-rsid="00080a77" style:font-weight-asian="bold" style:font-weight-complex="bold"/>
    </style:style>
    <style:style style:name="P3" style:family="paragraph" style:parent-style-name="Text_20_body" style:list-style-name="L2">
      <style:text-properties style:text-underline-style="solid" style:text-underline-width="auto" style:text-underline-color="font-color" fo:font-weight="bold" officeooo:rsid="00092893" officeooo:paragraph-rsid="00092893" style:font-weight-asian="bold" style:font-weight-complex="bold"/>
    </style:style>
    <style:style style:name="P4" style:family="paragraph" style:parent-style-name="Text_20_body" style:list-style-name="L2">
      <style:text-properties style:text-underline-style="solid" style:text-underline-width="auto" style:text-underline-color="font-color" fo:font-weight="bold" officeooo:rsid="000a517c" officeooo:paragraph-rsid="000a517c" style:font-weight-asian="bold" style:font-weight-complex="bold"/>
    </style:style>
    <style:style style:name="P5" style:family="paragraph" style:parent-style-name="Text_20_body" style:list-style-name="L2">
      <style:text-properties style:text-underline-style="solid" style:text-underline-width="auto" style:text-underline-color="font-color" fo:font-weight="bold" officeooo:rsid="000c25b0" officeooo:paragraph-rsid="000c25b0" style:font-weight-asian="bold" style:font-weight-complex="bold"/>
    </style:style>
    <style:style style:name="P6" style:family="paragraph" style:parent-style-name="Text_20_body">
      <style:text-properties officeooo:rsid="000ddf0b" officeooo:paragraph-rsid="000ddf0b"/>
    </style:style>
    <style:style style:name="P7" style:family="paragraph" style:parent-style-name="Text_20_body">
      <style:text-properties officeooo:rsid="000f1d2d" officeooo:paragraph-rsid="000f1d2d"/>
    </style:style>
    <style:style style:name="P8" style:family="paragraph" style:parent-style-name="Heading_20_3">
      <style:text-properties officeooo:rsid="00080a77" officeooo:paragraph-rsid="00080a77"/>
    </style:style>
    <style:style style:name="P9" style:family="paragraph" style:parent-style-name="Heading_20_3">
      <style:text-properties officeooo:rsid="000ddf0b" officeooo:paragraph-rsid="000ddf0b"/>
    </style:style>
    <style:style style:name="P10" style:family="paragraph" style:parent-style-name="Subtitle">
      <style:text-properties officeooo:rsid="00080a77" officeooo:paragraph-rsid="00080a77"/>
    </style:style>
    <style:style style:name="P11" style:family="paragraph" style:parent-style-name="Subtitle">
      <style:text-properties officeooo:rsid="000ddf0b" officeooo:paragraph-rsid="000ddf0b"/>
    </style:style>
    <style:style style:name="P12" style:family="paragraph" style:parent-style-name="Title">
      <style:text-properties officeooo:rsid="00080a77" officeooo:paragraph-rsid="00080a7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92893" style:font-weight-asian="normal" style:font-weight-complex="normal"/>
    </style:style>
    <style:style style:name="T3" style:family="text">
      <style:text-properties style:text-underline-style="none" fo:font-weight="normal" officeooo:rsid="000a517c" style:font-weight-asian="normal" style:font-weight-complex="normal"/>
    </style:style>
    <style:style style:name="T4" style:family="text">
      <style:text-properties style:text-underline-style="none" fo:font-weight="normal" officeooo:rsid="000aab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stemas Operativos: Teoricas</text:p>
      <text:p text:style-name="P10">Introduccion a los sistemas operativos</text:p>
      <text:h text:style-name="P8" text:outline-level="3">Que es un SO?</text:h>
      <text:list xml:id="list534891681" text:style-name="L1">
        <text:list-item>
          <text:p text:style-name="P1">Una forma de dividir a los sistemas informaticos en hardware y software =&gt; requieren un intermediario </text:p>
        </text:list-item>
        <text:list-item>
          <text:p text:style-name="P1">Maneja la contencion y concurrencia para lograr buen rendimiento y hacerlo correctamente</text:p>
        </text:list-item>
      </text:list>
      <text:h text:style-name="P8" text:outline-level="3">Elementos Basicos</text:h>
      <text:list xml:id="list2890418883" text:style-name="L2">
        <text:list-item>
          <text:p text:style-name="P2">Drivers:<text:span text:style-name="T1"> Programas parte del SO y manejan los detalles de bajo nivel relacionados con la operacion de los distintos dispositivos.</text:span></text:p>
        </text:list-item>
        <text:list-item>
          <text:p text:style-name="P2">Nucleo o kernel:<text:span text:style-name="T1"> El SO propiamente dicho. Se encarga de las tareas fundamentales y contiene los subsistemas.</text:span></text:p>
        </text:list-item>
        <text:list-item>
          <text:p text:style-name="P2">Interprete de comandos o shell:<text:span text:style-name="T1"> Permite al usuario interactuar con el SO. Grafico o command line.</text:span></text:p>
        </text:list-item>
        <text:list-item>
          <text:p text:style-name="P2">Proceso:<text:span text:style-name="T1"> Programa en ejecucion + su espacio de memoria asociado</text:span></text:p>
        </text:list-item>
        <text:list-item>
          <text:p text:style-name="P2">Archivo:<text:span text:style-name="T1"> </text:span><text:span text:style-name="T2">Secuencia de bits con un nombre y artributos que indican permisos</text:span></text:p>
        </text:list-item>
        <text:list-item>
          <text:p text:style-name="P3">Directorio:<text:span text:style-name="T1"> Coleccion de archivos y directorios que contiene un nombre y se organiza jerarquicamente</text:span></text:p>
        </text:list-item>
        <text:list-item>
          <text:p text:style-name="P3">Dispositivo virtual:<text:span text:style-name="T1"> Una abstraccion de un dispositivo fisico bajo la forma de un archivo</text:span></text:p>
        </text:list-item>
        <text:list-item>
          <text:p text:style-name="P3">Sistema de archivos:<text:span text:style-name="T1"> Forma de organizar datos en el disco</text:span></text:p>
        </text:list-item>
        <text:list-item>
          <text:p text:style-name="P3">Directorios del sistema:<text:span text:style-name="T1"> </text:span><text:span text:style-name="T3">Directorios donde el propio SO guarda archivos que necesita para su funcionamiento </text:span></text:p>
        </text:list-item>
        <text:list-item>
          <text:p text:style-name="P4">Binario del sistema:<text:span text:style-name="T1"> Archivos que viven en los directorios del sistema. </text:span><text:span text:style-name="T4">Proveen utilidades basicas</text:span></text:p>
        </text:list-item>
        <text:list-item>
          <text:p text:style-name="P4">Archivo de configuracion:</text:p>
        </text:list-item>
        <text:list-item>
          <text:p text:style-name="P5">Usuario:<text:span text:style-name="T1"> Para aislar informacion entre si y establecer limitaciones</text:span></text:p>
        </text:list-item>
        <text:list-item>
          <text:p text:style-name="P5">Grupo:<text:span text:style-name="T1"> Coleccion de usuarios</text:span></text:p>
        </text:list-item>
      </text:list>
      <text:p text:style-name="P11">Provesos y API del SO</text:p>
      <text:h text:style-name="P9" text:outline-level="3">Procesos</text:h>
      <text:p text:style-name="P6">Un programa compilado en codigo objeto y ejecutandose es un proceso. Cada uno tiene un PID (Process ID)</text:p>
      <text:p text:style-name="P7">Desde la memoria el proceso esta compuesto p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51:46.846115980</meta:creation-date>
    <dc:date>2019-03-29T20:35:02.303055422</dc:date>
    <meta:editing-duration>PT1H11M12S</meta:editing-duration>
    <meta:editing-cycles>5</meta:editing-cycles>
    <meta:generator>LibreOffice/5.3.7.2.0$Linux_X86_64 LibreOffice_project/30$Build-2</meta:generator>
    <meta:document-statistic meta:table-count="0" meta:image-count="0" meta:object-count="0" meta:page-count="1" meta:paragraph-count="23" meta:word-count="247" meta:character-count="1524" meta:non-whitespace-character-count="1313"/>
  </office:meta>
</office:document-meta>
</file>